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2533e8" officeooo:paragraph-rsid="000a5bb7"/>
    </style:style>
    <style:style style:name="P2" style:family="paragraph" style:parent-style-name="Standard">
      <style:text-properties officeooo:rsid="001fbd5e" officeooo:paragraph-rsid="000a5bb7"/>
    </style:style>
    <style:style style:name="P3" style:family="paragraph" style:parent-style-name="Standard">
      <style:text-properties officeooo:rsid="0020534e" officeooo:paragraph-rsid="000a5bb7"/>
    </style:style>
    <style:style style:name="P4" style:family="paragraph" style:parent-style-name="Standard">
      <style:text-properties officeooo:rsid="0021b376" officeooo:paragraph-rsid="000a5bb7"/>
    </style:style>
    <style:style style:name="P5" style:family="paragraph" style:parent-style-name="Standard">
      <style:text-properties officeooo:rsid="0022cc89" officeooo:paragraph-rsid="000a5bb7"/>
    </style:style>
    <style:style style:name="P6" style:family="paragraph" style:parent-style-name="Standard">
      <style:text-properties officeooo:rsid="00248f48" officeooo:paragraph-rsid="000a5bb7"/>
    </style:style>
    <style:style style:name="P7" style:family="paragraph" style:parent-style-name="Standard">
      <style:text-properties officeooo:rsid="000b7a3a" officeooo:paragraph-rsid="000b7a3a"/>
    </style:style>
    <style:style style:name="P8" style:family="paragraph" style:parent-style-name="Standard">
      <style:text-properties officeooo:rsid="000becad" officeooo:paragraph-rsid="000becad"/>
    </style:style>
    <style:style style:name="P9" style:family="paragraph" style:parent-style-name="Standard">
      <style:text-properties officeooo:rsid="000c1157" officeooo:paragraph-rsid="000c1157"/>
    </style:style>
    <style:style style:name="P10" style:family="paragraph" style:parent-style-name="Standard">
      <style:text-properties officeooo:rsid="000cf1cb" officeooo:paragraph-rsid="000cf1cb"/>
    </style:style>
    <style:style style:name="P11" style:family="paragraph" style:parent-style-name="Standard">
      <style:text-properties officeooo:rsid="000f2cda" officeooo:paragraph-rsid="000f2cda"/>
    </style:style>
    <style:style style:name="P12" style:family="paragraph" style:parent-style-name="Standard">
      <style:text-properties officeooo:rsid="0011027f" officeooo:paragraph-rsid="0011027f"/>
    </style:style>
    <style:style style:name="P13" style:family="paragraph" style:parent-style-name="Standard">
      <style:text-properties officeooo:rsid="00117e10" officeooo:paragraph-rsid="00117e10"/>
    </style:style>
    <style:style style:name="P14" style:family="paragraph" style:parent-style-name="Standard">
      <style:text-properties officeooo:rsid="0012f7da" officeooo:paragraph-rsid="0012f7da"/>
    </style:style>
    <style:style style:name="P15" style:family="paragraph" style:parent-style-name="Standard">
      <style:text-properties officeooo:rsid="001466f6" officeooo:paragraph-rsid="001466f6"/>
    </style:style>
    <style:style style:name="T1" style:family="text">
      <style:text-properties officeooo:rsid="0025a4d2"/>
    </style:style>
    <style:style style:name="T2" style:family="text">
      <style:text-properties officeooo:rsid="0020534e"/>
    </style:style>
    <style:style style:name="T3" style:family="text">
      <style:text-properties officeooo:rsid="000c1157"/>
    </style:style>
    <style:style style:name="T4" style:family="text">
      <style:text-properties officeooo:rsid="000e843e"/>
    </style:style>
    <style:style style:name="T5" style:family="text">
      <style:text-properties officeooo:rsid="0013f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-</text:span>convert text snippet into numeric features of some kind</text:p>
      <text:p text:style-name="P3">-"text" needs to change into different numerical features</text:p>
      <text:p text:style-name="P3"><text:tab/>f1, f2, f3, f4</text:p>
      <text:p text:style-name="P4">tf-idf - term frequency inverse document frequency</text:p>
      <text:p text:style-name="P4">-basically, keywords that appear across all documents, basically counting up how many times word appears</text:p>
      <text:p text:style-name="P4"><text:tab/>-im just computing numerical scores for text, multiply by weight by feature (f1, f2, f3, ec)</text:p>
      <text:p text:style-name="P5">-take those, sum it all up, gives some kind of score for one classes</text:p>
      <text:p text:style-name="P6">-so need to tune weights</text:p>
      <text:p text:style-name="P6"/>
      <text:p text:style-name="P6">-so next step, convert text to numeric features</text:p>
      <text:p text:style-name="P6">-word2vec, can check that out too (would be hella hard to implement)</text:p>
      <text:p text:style-name="P1">-dive into processing it in some simple way</text:p>
      <text:p text:style-name="P1">-tesseract, could use that for doc conversion<text:span text:style-name="T1"> from image to text</text:span></text:p>
      <text:p text:style-name="P1"/>
      <text:p text:style-name="P7">so, plan</text:p>
      <text:p text:style-name="P7">-need to go through, tokenize the whole thing so I've got each word distinct and on its own</text:p>
      <text:p text:style-name="P7"><text:tab/>-will need to clean to? Maybe drop caps, punctuation, etc</text:p>
      <text:p text:style-name="P10"><text:tab/>-gotta make sure im only getting text field, drop emotion<text:span text:style-name="T4">? comes in later?</text:span></text:p>
      <text:p text:style-name="P8">-I need to get a vocabulary going, so I can actually get values assigned to unique words</text:p>
      <text:p text:style-name="P8">-then TF-IDF stuff?</text:p>
      <text:p text:style-name="P8"><text:tab/>-TF(term, document) = (# of times term appears in the doc) / (total # of terms in doc)</text:p>
      <text:p text:style-name="P8"><text:tab/>-IDF(term) = log((total # of docs in collection) / total # docs containing term)<text:span text:style-name="T3">)</text:span></text:p>
      <text:p text:style-name="P9"><text:tab/>-TF-IDF(term, doc) = TF(term, doc) * IDF(term)</text:p>
      <text:p text:style-name="P9"/>
      <text:p text:style-name="P11">-word will have a really high score if it appears a lot in the doc, but not much in general</text:p>
      <text:p text:style-name="P11">-do calc for all words, massive vocab, can reduce vocab to ones that matter</text:p>
      <text:p text:style-name="P11">-so, basically working down data set of raw text, numeric terms, then use classification</text:p>
      <text:p text:style-name="P15">-cia docs might be working with a very different tone form cia docs</text:p>
      <text:p text:style-name="P11"/>
      <text:p text:style-name="P11">notes for presentation</text:p>
      <text:p text:style-name="P11">-what did i learn along the journey</text:p>
      <text:p text:style-name="P11">-how did i use chatgpt to answer questions n such</text:p>
      <text:p text:style-name="P12">-tips n tricks for how i accomplished my goals (learned by things)</text:p>
      <text:p text:style-name="P13">-basically document journey</text:p>
      <text:p text:style-name="P14">-OS class, talk about the tokenize thing i used here<text:span text:style-name="T5"> in journa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9:26:06.591719047</meta:creation-date>
    <meta:generator>LibreOffice/7.5.7.1$Linux_X86_64 LibreOffice_project/50$Build-1</meta:generator>
    <dc:date>2023-10-03T11:48:42.587839091</dc:date>
    <meta:editing-duration>PT2H22M31S</meta:editing-duration>
    <meta:editing-cycles>13</meta:editing-cycles>
    <meta:document-statistic meta:table-count="0" meta:image-count="0" meta:object-count="0" meta:page-count="1" meta:paragraph-count="31" meta:word-count="327" meta:character-count="1827" meta:non-whitespace-character-count="1524"/>
  </office:meta>
</office:document-meta>
</file>